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14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przygotować przykładowy fragment materiału w wersjach o 3 stopniach trudności, po jednym przykładzie, teście z każdego rodzaju – w celu testowania frontu</text:p>
          </table:table-cell>
          <table:table-cell/>
        </table:table-row>
        <table:table-row table:style-name="ro2">
          <table:table-cell table:style-name="ce1" office:value-type="string">
            <text:p>przygotować przykładowe małe dystraktory każdego rodzaju – w celu testowania frontu</text:p>
          </table:table-cell>
          <table:table-cell/>
        </table:table-row>
        <table:table-row table:style-name="ro1">
          <table:table-cell office:value-type="string">
            <text:p>opracować scenariusz gry z fragmentami przypisanymi do wszystkich fragmentów materiału, punktacją, nagrodami, tokenami i korzyściami, które z nich można mieć</text:p>
          </table:table-cell>
          <table:table-cell/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>
            <text:p>zrobić projekt schematu bazy danych</text:p>
          </table:table-cell>
          <table:table-cell/>
        </table:table-row>
        <table:table-row table:style-name="ro2">
          <table:table-cell office:value-type="string">
            <text:p>utworzyć listę zapytań oraz określić JSONy przesyłające dane pomiędzy serwerem a frontem i pomiędzy serwerem a bazą</text:p>
          </table:table-cell>
          <table:table-cell/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>
            <text:p>FRONT: rozpracować obsługę kamery – zdecydować jaki hardware, napisać moduł pobierający zdjęcie</text:p>
          </table:table-cell>
          <table:table-cell/>
        </table:table-row>
        <table:table-row table:style-name="ro2">
          <table:table-cell office:value-type="string">
            <text:p>SERWER lub FRONT: zbudować moduł komunikujący się z webservice i zwracający stan emocjonalny</text:p>
          </table:table-cell>
          <table:table-cell/>
        </table:table-row>
        <table:table-row table:style-name="ro1">
          <table:table-cell office:value-type="string">
            <text:p>FRONT: napisać frontend z przełącznikiem – wersja ucznia, wersja nauczyciela (edycja treści, testów, itd.) + miejsce na wyświetlanie dystraktorów (szyba dla przebiegającyh, ekran dla dużych)</text:p>
          </table:table-cell>
          <table:table-cell/>
        </table:table-row>
        <table:table-row table:style-name="ro2">
          <table:table-cell office:value-type="string">
            <text:p>SERWER: napisać główny algorytm</text:p>
          </table:table-cell>
          <table:table-cell/>
        </table:table-row>
        <table:table-row table:style-name="ro2">
          <table:table-cell office:value-type="string">
            <text:p>SERWER: napisać zapytania do bazy danych i cały modu komunikacji z bazą</text:p>
          </table:table-cell>
          <table:table-cell/>
        </table:table-row>
        <table:table-row table:style-name="ro2">
          <table:table-cell office:value-type="string">
            <text:p>BAZA: utworzyć bazę danych, otworzyć ją na serwerze na dostęp przez sieć</text:p>
          </table:table-cell>
          <table:table-cell/>
        </table:table-row>
        <table:table-row table:style-name="ro2">
          <table:table-cell office:value-type="string">
            <text:p>BAZA, FRONT, SERWER: napisać wszystkie pozostałe moduły nie wyszczególnione tu, a określone w architekturze projektu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podzielić materiał, opracować testy, przykłady, punktację – w trakcie tej pracy przetestoawać stopniowanie trudności materiału na uczniach (potrzebna tu już jest cała struktura aplikacji, tylko bez webservice i gry)</text:p>
          </table:table-cell>
          <table:table-cell/>
        </table:table-row>
        <table:table-row table:style-name="ro2">
          <table:table-cell office:value-type="string">
            <text:p>znaleźć i przygotować małe dystraktory: dowcipy słowne i rysunkowe, krótkie animacje przez ekran, inne?</text:p>
          </table:table-cell>
          <table:table-cell/>
        </table:table-row>
        <table:table-row table:style-name="ro2">
          <table:table-cell office:value-type="string">
            <text:p>przygotować duże dystraktory: dostosować sapera, napisać koło fortuny, przygotować jeszcze jakieś inne?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 table:number-rows-repeated="13">
          <table:table-cell table:number-columns-repeated="2"/>
        </table:table-row>
        <table:table-row table:style-name="ro2" table:number-rows-repeated="3">
          <table:table-cell table:style-name="ce1"/>
          <table:table-cell/>
        </table:table-row>
        <table:table-row table:style-name="ro2">
          <table:table-cell table:style-name="ce1"/>
          <table:table-cell/>
        </table:table-row>
      </table:table>
      <table:table table:name="Arkusz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10.09.2017</text:date>, <text:time>12:01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zek Rudnicki</meta:initial-creator>
    <meta:creation-date>2017-09-10T11:23:25.91</meta:creation-date>
    <dc:date>2017-09-10T12:01:47.77</dc:date>
    <dc:creator>Leszek Rudnicki</dc:creator>
    <meta:editing-duration>PT38M25S</meta:editing-duration>
    <meta:editing-cycles>16</meta:editing-cycles>
    <meta:generator>OpenOffice/4.1.3$Win32 OpenOffice.org_project/413m1$Build-9783</meta:generator>
    <meta:document-statistic meta:table-count="3" meta:cell-count="15" meta:object-count="0"/>
  </office:meta>
</office:document-meta>
</file>